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d 16</text:p>
          </table:table-cell>
          <table:table-cell office:value-type="string" calcext:value-type="string">
            <text:p>swp full</text:p>
          </table:table-cell>
          <table:table-cell office:value-type="string" calcext:value-type="string">
            <text:p>rol full</text:p>
          </table:table-cell>
          <table:table-cell office:value-type="string" calcext:value-type="string">
            <text:p>ror full</text:p>
          </table:table-cell>
          <table:table-cell office:value-type="string" calcext:value-type="string">
            <text:p>swp 8bit</text:p>
          </table:table-cell>
          <table:table-cell office:value-type="string" calcext:value-type="string">
            <text:p>Rot 8bit</text:p>
          </table:table-cell>
          <table:table-cell office:value-type="string" calcext:value-type="string">
            <text:p>rot4 8bit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MOD([.C2];16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([.C3];16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table:formula="of:=MOD([.C4];16)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MOD([.C5];16)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table:formula="of:=MOD([.C6];16)"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MOD([.C7];16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MOD([.C8];16)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MOD([.C9];16)"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formula="of:=MOD([.C10];16)"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6" calcext:value-type="float">
            <text:p>276</text:p>
          </table:table-cell>
          <table:table-cell table:formula="of:=MOD([.C11];16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MOD([.C12];16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MOD([.C13];16)"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table:formula="of:=MOD([.C14];16)"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table:formula="of:=MOD([.C15];16)"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1" calcext:value-type="float">
            <text:p>231</text:p>
          </table:table-cell>
          <table:table-cell table:formula="of:=MOD([.C16];16)"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formula="of:=MOD([.C17];16)"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MOD([.C18];16)"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MOD([.C19];16)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MOD([.C20];16)"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table:formula="of:=MOD([.C21];16)"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formula="of:=MOD([.C22];16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formula="of:=MOD([.C23];16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table:formula="of:=MOD([.C24];16)"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formula="of:=MOD([.C25];16)"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formula="of:=MOD([.C26];16)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SUM([.F2:.F26])" office:value-type="float" office:value="26" calcext:value-type="float">
            <text:p>26</text:p>
          </table:table-cell>
          <table:table-cell table:style-name="ce2" table:formula="of:=SUM([.G2:.G26])" office:value-type="float" office:value="26" calcext:value-type="float">
            <text:p>26</text:p>
          </table:table-cell>
          <table:table-cell/>
          <table:table-cell table:style-name="ce2" table:formula="of:=SUM([.I2:.I26])" office:value-type="float" office:value="68" calcext:value-type="float">
            <text:p>68</text:p>
          </table:table-cell>
          <table:table-cell table:style-name="ce2" table:formula="of:=SUM([.J2:.J26])"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locks</text:p>
          </table:table-cell>
          <table:table-cell table:formula="of:=[.F27]*15" office:value-type="float" office:value="390" calcext:value-type="float">
            <text:p>390</text:p>
          </table:table-cell>
          <table:table-cell table:formula="of:=[.G27]*20" office:value-type="float" office:value="520" calcext:value-type="float">
            <text:p>520</text:p>
          </table:table-cell>
          <table:table-cell/>
          <table:table-cell table:formula="of:=[.I27]*8" office:value-type="float" office:value="544" calcext:value-type="float">
            <text:p>544</text:p>
          </table:table-cell>
          <table:table-cell table:formula="of:=[.J27]*11" office:value-type="float" office:value="121" calcext:value-type="float">
            <text:p>121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heta ops:</text:p>
          </table:table-cell>
          <table:table-cell table:number-columns-repeated="2"/>
          <table:table-cell table:style-name="ce1" office:value-type="string" calcext:value-type="string">
            <text:p>theta total</text:p>
          </table:table-cell>
          <table:table-cell table:style-name="Default" table:formula="of:=[.B34]+[.B35]+[.B37]+[.B38]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ty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theta 8bit total</text:p>
          </table:table-cell>
          <table:table-cell table:style-name="Default" table:formula="of:=[.B34]+[.B36]+[.B37]+[.B38]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 parity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ot parity 8bit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mbine parities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xor parities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/>
          <table:table-cell table:style-name="Default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hi ops:</text:p>
          </table:table-cell>
          <table:table-cell office:value-type="float" office:value="150" calcext:value-type="float">
            <text:p>15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 ops: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otal:</text:p>
          </table:table-cell>
          <table:table-cell table:formula="of:=[.F27]*9+[.G27]*9+[.E33]+[.B40]+[.B42]" office:value-type="float" office:value="735" calcext:value-type="float">
            <text:p>7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8bit</text:p>
          </table:table-cell>
          <table:table-cell table:formula="of:=[.J27]*2+[.I27]+[.E34]+[.B40]+[.B42]" office:value-type="float" office:value="347" calcext:value-type="float">
            <text:p>347</text:p>
          </table:table-cell>
          <table:table-cell table:number-columns-repeated="8"/>
        </table:table-row>
        <table:table-row table:style-name="ro1" table:number-rows-repeated="104853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 style:data-style-name="N2" text:time-value="11:57:43.757173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21:37:25.975814616</meta:creation-date>
    <dc:date>2019-09-03T12:10:36.717518953</dc:date>
    <meta:editing-duration>PT4M32S</meta:editing-duration>
    <meta:editing-cycles>3</meta:editing-cycles>
    <meta:generator>LibreOffice/6.0.7.3$Linux_X86_64 LibreOffice_project/00m0$Build-3</meta:generator>
    <meta:document-statistic meta:table-count="1" meta:cell-count="245" meta:object-count="0"/>
  </office:meta>
</office:document-meta>
</file>